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NIMA GONZALES ALDEMIR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578682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AMACHO RUIZ, FERNANDO YASMANY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486029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NIMA GONZALES, ALDEMIR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2069867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3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3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0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41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3T00:17:04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